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hots = 20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Std Erro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-1.5683632" calcext:value-type="float">
            <text:p>-1.5683632</text:p>
          </table:table-cell>
          <table:table-cell table:style-name="ce1" office:value-type="float" office:value="0.25685058" calcext:value-type="float">
            <text:p>0.25685058</text:p>
          </table:table-cell>
          <table:table-cell office:value-type="string" calcext:value-type="string">
            <text:p>shots</text:p>
          </table:table-cell>
          <table:table-cell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.5</text:p>
          </table:table-cell>
          <table:table-cell office:value-type="float" office:value="-1.55905794942356" calcext:value-type="float">
            <text:p>-1.559057949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-1.5683632" calcext:value-type="float">
            <text:p>-1.5683632</text:p>
          </table:table-cell>
          <table:table-cell table:style-name="ce1" office:value-type="float" office:value="0.27249154" calcext:value-type="float">
            <text:p>0.272491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-1.52814417068692" calcext:value-type="float">
            <text:p>-1.52814417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2.5" calcext:value-type="float">
            <text:p>2.5</text:p>
          </table:table-cell>
          <table:table-cell office:value-type="float" office:value="-1.54871766102056" calcext:value-type="float">
            <text:p>-1.5487176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7.5" calcext:value-type="float">
            <text:p>7.5</text:p>
          </table:table-cell>
          <table:table-cell office:value-type="float" office:value="-1.56288571678357" calcext:value-type="float">
            <text:p>-1.562885716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-1.5683632" calcext:value-type="float">
            <text:p>-1.5683632</text:p>
          </table:table-cell>
          <table:table-cell table:style-name="ce1" office:value-type="float" office:value="0.13417467" calcext:value-type="float">
            <text:p>0.134174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12.5" calcext:value-type="float">
            <text:p>12.5</text:p>
          </table:table-cell>
          <table:table-cell office:value-type="float" office:value="-1.53254474801587" calcext:value-type="float">
            <text:p>-1.5325447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1.25" calcext:value-type="float">
            <text:p>-11.25</text:p>
          </table:table-cell>
          <table:table-cell office:value-type="float" office:value="5" calcext:value-type="float">
            <text:p>5</text:p>
          </table:table-cell>
          <table:table-cell office:value-type="float" office:value="-1.55912195691742" calcext:value-type="float">
            <text:p>-1.55912195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3.75" calcext:value-type="float">
            <text:p>-13.75</text:p>
          </table:table-cell>
          <table:table-cell office:value-type="float" office:value="10" calcext:value-type="float">
            <text:p>10</text:p>
          </table:table-cell>
          <table:table-cell office:value-type="float" office:value="-1.56522945149506" calcext:value-type="float">
            <text:p>-1.565229451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-1.5683632" calcext:value-type="float">
            <text:p>-1.5683632</text:p>
          </table:table-cell>
          <table:table-cell table:style-name="ce1" office:value-type="float" office:value="0.10349089" calcext:value-type="float">
            <text:p>0.103490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-1.56958148999145" calcext:value-type="float">
            <text:p>-1.569581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625" calcext:value-type="float">
            <text:p>-5.625</text:p>
          </table:table-cell>
          <table:table-cell office:value-type="float" office:value="11.25" calcext:value-type="float">
            <text:p>11.25</text:p>
          </table:table-cell>
          <table:table-cell office:value-type="float" office:value="-1.57064268820636" calcext:value-type="float">
            <text:p>-1.57064268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1052035" calcext:value-type="float">
            <text:p>0.10520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.875" calcext:value-type="float">
            <text:p>-1.875</text:p>
          </table:table-cell>
          <table:table-cell office:value-type="float" office:value="8.75" calcext:value-type="float">
            <text:p>8.75</text:p>
          </table:table-cell>
          <table:table-cell office:value-type="float" office:value="-1.54527364248925" calcext:value-type="float">
            <text:p>-1.54527364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0.78125" calcext:value-type="float">
            <text:p>-10.78125</text:p>
          </table:table-cell>
          <table:table-cell office:value-type="float" office:value="9.6875" calcext:value-type="float">
            <text:p>9.6875</text:p>
          </table:table-cell>
          <table:table-cell office:value-type="float" office:value="-1.5606862246974" calcext:value-type="float">
            <text:p>-1.56068622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4.84375" calcext:value-type="float">
            <text:p>-4.84375</text:p>
          </table:table-cell>
          <table:table-cell office:value-type="float" office:value="9.0625" calcext:value-type="float">
            <text:p>9.0625</text:p>
          </table:table-cell>
          <table:table-cell office:value-type="float" office:value="-1.57054059791856" calcext:value-type="float">
            <text:p>-1.570540597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5336786" calcext:value-type="float">
            <text:p>0.053367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0.46875" calcext:value-type="float">
            <text:p>-0.46875</text:p>
          </table:table-cell>
          <table:table-cell office:value-type="float" office:value="12.8125" calcext:value-type="float">
            <text:p>12.8125</text:p>
          </table:table-cell>
          <table:table-cell office:value-type="float" office:value="-1.56163609470504" calcext:value-type="float">
            <text:p>-1.56163609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7.6171875" calcext:value-type="float">
            <text:p>-7.61718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-1.56860476497491" calcext:value-type="float">
            <text:p>-1.5686047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2.8515625" calcext:value-type="float">
            <text:p>-2.8515625</text:p>
          </table:table-cell>
          <table:table-cell office:value-type="float" office:value="11.484375" calcext:value-type="float">
            <text:p>11.484375</text:p>
          </table:table-cell>
          <table:table-cell office:value-type="float" office:value="-1.54972755563336" calcext:value-type="float">
            <text:p>-1.549727555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4731284" calcext:value-type="float">
            <text:p>0.047312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float" office:value="-2.8515625" calcext:value-type="float">
            <text:p>-2.8515625</text:p>
          </table:table-cell>
          <table:table-cell office:value-type="float" office:value="11.484375" calcext:value-type="float">
            <text:p>11.484375</text:p>
          </table:table-cell>
          <table:table-cell office:value-type="float" office:value="-1.56973688533524" calcext:value-type="float">
            <text:p>-1.56973688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.42578125" calcext:value-type="float">
            <text:p>-6.42578125</text:p>
          </table:table-cell>
          <table:table-cell office:value-type="float" office:value="9.4921875" calcext:value-type="float">
            <text:p>9.4921875</text:p>
          </table:table-cell>
          <table:table-cell office:value-type="float" office:value="-1.57042274284646" calcext:value-type="float">
            <text:p>-1.57042274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4.04296875" calcext:value-type="float">
            <text:p>-4.04296875</text:p>
          </table:table-cell>
          <table:table-cell office:value-type="float" office:value="10.8203125" calcext:value-type="float">
            <text:p>10.8203125</text:p>
          </table:table-cell>
          <table:table-cell office:value-type="float" office:value="-1.57020629610513" calcext:value-type="float">
            <text:p>-1.570206296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4699989" calcext:value-type="float">
            <text:p>0.046999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5.83007812" calcext:value-type="float">
            <text:p>-5.83007812</text:p>
          </table:table-cell>
          <table:table-cell office:value-type="float" office:value="9.82421875" calcext:value-type="float">
            <text:p>9.82421875</text:p>
          </table:table-cell>
          <table:table-cell office:value-type="float" office:value="-1.56917560586756" calcext:value-type="float">
            <text:p>-1.56917560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4.63867188" calcext:value-type="float">
            <text:p>-4.63867188</text:p>
          </table:table-cell>
          <table:table-cell office:value-type="float" office:value="10.48828125" calcext:value-type="float">
            <text:p>10.48828125</text:p>
          </table:table-cell>
          <table:table-cell office:value-type="float" office:value="-1.56978919755683" calcext:value-type="float">
            <text:p>-1.56978919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234375" calcext:value-type="float">
            <text:p>-5.234375</text:p>
          </table:table-cell>
          <table:table-cell office:value-type="float" office:value="10.15625" calcext:value-type="float">
            <text:p>10.15625</text:p>
          </table:table-cell>
          <table:table-cell office:value-type="float" office:value="-1.56594807803164" calcext:value-type="float">
            <text:p>-1.5659480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.02539062" calcext:value-type="float">
            <text:p>-6.02539062</text:p>
          </table:table-cell>
          <table:table-cell office:value-type="float" office:value="10.37109375" calcext:value-type="float">
            <text:p>10.37109375</text:p>
          </table:table-cell>
          <table:table-cell office:value-type="float" office:value="-1.568870478232" calcext:value-type="float">
            <text:p>-1.56887047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2351816" calcext:value-type="float">
            <text:p>0.023518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6.41601562" calcext:value-type="float">
            <text:p>-6.41601562</text:p>
          </table:table-cell>
          <table:table-cell office:value-type="float" office:value="11.46484375" calcext:value-type="float">
            <text:p>11.46484375</text:p>
          </table:table-cell>
          <table:table-cell office:value-type="float" office:value="-1.55946412879738" calcext:value-type="float">
            <text:p>-1.55946412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52978516" calcext:value-type="float">
            <text:p>-5.52978516</text:p>
          </table:table-cell>
          <table:table-cell office:value-type="float" office:value="10.48339844" calcext:value-type="float">
            <text:p>10.48339844</text:p>
          </table:table-cell>
          <table:table-cell office:value-type="float" office:value="-1.56800866524123" calcext:value-type="float">
            <text:p>-1.56800866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6.12060547" calcext:value-type="float">
            <text:p>-6.12060547</text:p>
          </table:table-cell>
          <table:table-cell office:value-type="float" office:value="11.13769531" calcext:value-type="float">
            <text:p>11.13769531</text:p>
          </table:table-cell>
          <table:table-cell office:value-type="float" office:value="-1.56773474675052" calcext:value-type="float">
            <text:p>-1.567734746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1569598" calcext:value-type="float">
            <text:p>0.015695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6.12060547" calcext:value-type="float">
            <text:p>-6.12060547</text:p>
          </table:table-cell>
          <table:table-cell office:value-type="float" office:value="11.13769531" calcext:value-type="float">
            <text:p>11.13769531</text:p>
          </table:table-cell>
          <table:table-cell office:value-type="float" office:value="-1.56966223818769" calcext:value-type="float">
            <text:p>-1.569662238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1552597" calcext:value-type="float">
            <text:p>0.015525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5.72021484" calcext:value-type="float">
            <text:p>-5.72021484</text:p>
          </table:table-cell>
          <table:table-cell office:value-type="float" office:value="12.01660156" calcext:value-type="float">
            <text:p>12.01660156</text:p>
          </table:table-cell>
          <table:table-cell office:value-type="float" office:value="-1.56817202234325" calcext:value-type="float">
            <text:p>-1.56817202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94909668" calcext:value-type="float">
            <text:p>-5.94909668</text:p>
          </table:table-cell>
          <table:table-cell office:value-type="float" office:value="10.7824707" calcext:value-type="float">
            <text:p>10.7824707</text:p>
          </table:table-cell>
          <table:table-cell office:value-type="float" office:value="-1.5673644055811" calcext:value-type="float">
            <text:p>-1.56736440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79650879" calcext:value-type="float">
            <text:p>-5.79650879</text:p>
          </table:table-cell>
          <table:table-cell office:value-type="float" office:value="11.60522461" calcext:value-type="float">
            <text:p>11.60522461</text:p>
          </table:table-cell>
          <table:table-cell office:value-type="float" office:value="-1.56932328211452" calcext:value-type="float">
            <text:p>-1.569323282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0820202" calcext:value-type="float">
            <text:p>0.00820202</text:p>
          </table:table-cell>
          <table:table-cell office:value-type="string" calcext:value-type="string">
            <text:p>increase shots</text:p>
          </table:table-cell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048" calcext:value-type="float">
            <text:p>2048</text:p>
          </table:table-cell>
        </table:table-row>
        <table:table-row table:style-name="ro1">
          <table:table-cell table:number-columns-repeated="2"/>
          <table:table-cell office:value-type="float" office:value="-5.94909668" calcext:value-type="float">
            <text:p>-5.94909668</text:p>
          </table:table-cell>
          <table:table-cell office:value-type="float" office:value="10.7824707" calcext:value-type="float">
            <text:p>10.7824707</text:p>
          </table:table-cell>
          <table:table-cell office:value-type="float" office:value="-1.56865987960327" calcext:value-type="float">
            <text:p>-1.56865987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83465576" calcext:value-type="float">
            <text:p>-5.83465576</text:p>
          </table:table-cell>
          <table:table-cell office:value-type="float" office:value="11.39953613" calcext:value-type="float">
            <text:p>11.39953613</text:p>
          </table:table-cell>
          <table:table-cell office:value-type="float" office:value="-1.56810611731788" calcext:value-type="float">
            <text:p>-1.56810611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91094971" calcext:value-type="float">
            <text:p>-5.91094971</text:p>
          </table:table-cell>
          <table:table-cell office:value-type="float" office:value="10.98815918" calcext:value-type="float">
            <text:p>10.98815918</text:p>
          </table:table-cell>
          <table:table-cell office:value-type="float" office:value="-1.56866914089828" calcext:value-type="float">
            <text:p>-1.56866914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87280273" calcext:value-type="float">
            <text:p>-5.87280273</text:p>
          </table:table-cell>
          <table:table-cell office:value-type="float" office:value="11.19384766" calcext:value-type="float">
            <text:p>11.19384766</text:p>
          </table:table-cell>
          <table:table-cell office:value-type="float" office:value="1.56864195504685" calcext:value-type="float">
            <text:p>1.5686419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71075439" calcext:value-type="float">
            <text:p>-5.71075439</text:p>
          </table:table-cell>
          <table:table-cell office:value-type="float" office:value="11.4276123" calcext:value-type="float">
            <text:p>11.4276123</text:p>
          </table:table-cell>
          <table:table-cell office:value-type="float" office:value="-1.56722243567599" calcext:value-type="float">
            <text:p>-1.567222435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style-name="ce1" office:value-type="float" office:value="-1.57064269" calcext:value-type="float">
            <text:p>-1.57064269</text:p>
          </table:table-cell>
          <table:table-cell table:style-name="ce1" office:value-type="float" office:value="0.0041121" calcext:value-type="float">
            <text:p>0.00411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5.78704834" calcext:value-type="float">
            <text:p>-5.78704834</text:p>
          </table:table-cell>
          <table:table-cell office:value-type="float" office:value="11.01623535" calcext:value-type="float">
            <text:p>11.01623535</text:p>
          </table:table-cell>
          <table:table-cell office:value-type="float" office:value="-1.56839224951836" calcext:value-type="float">
            <text:p>-1.56839224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72982788" calcext:value-type="float">
            <text:p>-5.72982788</text:p>
          </table:table-cell>
          <table:table-cell office:value-type="float" office:value="11.32476807" calcext:value-type="float">
            <text:p>11.32476807</text:p>
          </table:table-cell>
          <table:table-cell office:value-type="float" office:value="-1.56819781219382" calcext:value-type="float">
            <text:p>-1.56819781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76797485" calcext:value-type="float">
            <text:p>-5.76797485</text:p>
          </table:table-cell>
          <table:table-cell office:value-type="float" office:value="11.11907959" calcext:value-type="float">
            <text:p>11.11907959</text:p>
          </table:table-cell>
          <table:table-cell office:value-type="float" office:value="-1.56867990655972" calcext:value-type="float">
            <text:p>-1.56867990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-1.57064269" calcext:value-type="float">
            <text:p>-1.57064269</text:p>
          </table:table-cell>
          <table:table-cell office:value-type="float" office:value="0.0023466" calcext:value-type="float">
            <text:p>0.0023466</text:p>
          </table:table-cell>
          <table:table-cell office:value-type="string" calcext:value-type="string">
            <text:p>increase again</text:p>
          </table:table-cell>
          <table:table-cell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5.52017212" calcext:value-type="float">
            <text:p>-5.52017212</text:p>
          </table:table-cell>
          <table:table-cell office:value-type="float" office:value="11.17523193" calcext:value-type="float">
            <text:p>11.17523193</text:p>
          </table:table-cell>
          <table:table-cell office:value-type="float" office:value="-1.56700193567436" calcext:value-type="float">
            <text:p>-1.56700193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78464508" calcext:value-type="float">
            <text:p>-5.78464508</text:p>
          </table:table-cell>
          <table:table-cell office:value-type="float" office:value="11.18919373" calcext:value-type="float">
            <text:p>11.18919373</text:p>
          </table:table-cell>
          <table:table-cell office:value-type="float" office:value="-1.56999805218911" calcext:value-type="float">
            <text:p>-1.56999805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5.60832977" calcext:value-type="float">
            <text:p>-5.60832977</text:p>
          </table:table-cell>
          <table:table-cell office:value-type="float" office:value="11.17988586" calcext:value-type="float">
            <text:p>11.17988586</text:p>
          </table:table-cell>
          <table:table-cell office:value-type="float" office:value="-1.56723527981135" calcext:value-type="float">
            <text:p>-1.56723527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1.57064269" calcext:value-type="float">
            <text:p>-1.57064269</text:p>
          </table:table-cell>
          <table:table-cell office:value-type="float" office:value="0.00148133" calcext:value-type="float">
            <text:p>0.00148133</text:p>
          </table:table-cell>
          <table:table-cell/>
          <table:table-cell table:formula="of:=[Sheet1.H53]*2" office:value-type="float" office:value="16384" calcext:value-type="float">
            <text:p>16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-1.57064269" calcext:value-type="float">
            <text:p>-1.57064269</text:p>
          </table:table-cell>
          <table:table-cell office:value-type="float" office:value="0.00081239" calcext:value-type="float">
            <text:p>0.00081239</text:p>
          </table:table-cell>
          <table:table-cell/>
          <table:table-cell table:formula="of:=[Sheet1.H57]*2" office:value-type="float" office:value="32768" calcext:value-type="float">
            <text:p>32768</text:p>
          </table:table-cell>
          <table:table-cell office:value-type="string" calcext:value-type="string">
            <text:p>WOOPS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hots = 10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</text:p>
          </table:table-cell>
          <table:table-cell office:value-type="string" calcext:value-type="string" table:number-columns-spanned="2" table:number-rows-spanned="1">
            <text:p>Parameters</text:p>
          </table:table-cell>
          <table:covered-table-cell/>
          <table:table-cell office:value-type="string" calcext:value-type="string">
            <text:p>Energy</text:p>
          </table:table-cell>
          <table:table-cell table:number-columns-repeated="6"/>
          <table:table-cell office:value-type="float" office:value="4096" calcext:value-type="float">
            <text:p>4096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-1.53469333916195" calcext:value-type="float">
            <text:p>-1.53469333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2594106228852" calcext:value-type="float">
            <text:p>-1.52594106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.48946281417205" calcext:value-type="float">
            <text:p>-1.48946281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.5594062699521" calcext:value-type="float">
            <text:p>-1.559406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-10" calcext:value-type="float">
            <text:p>-10</text:p>
          </table:table-cell>
          <table:table-cell office:value-type="float" office:value="-1.51789223976209" calcext:value-type="float">
            <text:p>-1.51789223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.53112320219985" calcext:value-type="float">
            <text:p>-1.531123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75" calcext:value-type="float">
            <text:p>3.75</text:p>
          </table:table-cell>
          <table:table-cell office:value-type="float" office:value="-1.25" calcext:value-type="float">
            <text:p>-1.25</text:p>
          </table:table-cell>
          <table:table-cell office:value-type="float" office:value="-1.55285688946431" calcext:value-type="float">
            <text:p>-1.55285688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.25" calcext:value-type="float">
            <text:p>1.25</text:p>
          </table:table-cell>
          <table:table-cell office:value-type="float" office:value="-3.75" calcext:value-type="float">
            <text:p>-3.75</text:p>
          </table:table-cell>
          <table:table-cell office:value-type="float" office:value="-1.55606985827646" calcext:value-type="float">
            <text:p>-1.55606985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1.55880131620811" calcext:value-type="float">
            <text:p>-1.55880131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.48030580758815" calcext:value-type="float">
            <text:p>-1.48030580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4375" calcext:value-type="float">
            <text:p>3.4375</text:p>
          </table:table-cell>
          <table:table-cell office:value-type="float" office:value="-5.3125" calcext:value-type="float">
            <text:p>-5.3125</text:p>
          </table:table-cell>
          <table:table-cell office:value-type="float" office:value="-1.52048446432188" calcext:value-type="float">
            <text:p>-1.52048446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.8125" calcext:value-type="float">
            <text:p>7.8125</text:p>
          </table:table-cell>
          <table:table-cell office:value-type="float" office:value="-8.4375" calcext:value-type="float">
            <text:p>-8.4375</text:p>
          </table:table-cell>
          <table:table-cell office:value-type="float" office:value="-1.49753245198431" calcext:value-type="float">
            <text:p>-1.4975324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625" calcext:value-type="float">
            <text:p>5.625</text:p>
          </table:table-cell>
          <table:table-cell office:value-type="float" office:value="-6.875" calcext:value-type="float">
            <text:p>-6.875</text:p>
          </table:table-cell>
          <table:table-cell office:value-type="float" office:value="-1.53538939337864" calcext:value-type="float">
            <text:p>-1.535389393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125" calcext:value-type="float">
            <text:p>3.125</text:p>
          </table:table-cell>
          <table:table-cell office:value-type="float" office:value="-4.375" calcext:value-type="float">
            <text:p>-4.375</text:p>
          </table:table-cell>
          <table:table-cell office:value-type="float" office:value="-1.53105679962407" calcext:value-type="float">
            <text:p>-1.53105679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-7.5" calcext:value-type="float">
            <text:p>-7.5</text:p>
          </table:table-cell>
          <table:table-cell office:value-type="float" office:value="-1.53991838060163" calcext:value-type="float">
            <text:p>-1.53991838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.875" calcext:value-type="float">
            <text:p>6.875</text:p>
          </table:table-cell>
          <table:table-cell office:value-type="float" office:value="-5.625" calcext:value-type="float">
            <text:p>-5.625</text:p>
          </table:table-cell>
          <table:table-cell office:value-type="float" office:value="-1.55086706998876" calcext:value-type="float">
            <text:p>-1.550867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375" calcext:value-type="float">
            <text:p>4.375</text:p>
          </table:table-cell>
          <table:table-cell office:value-type="float" office:value="-3.125" calcext:value-type="float">
            <text:p>-3.125</text:p>
          </table:table-cell>
          <table:table-cell office:value-type="float" office:value="-1.54527364248925" calcext:value-type="float">
            <text:p>-1.54527364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.71875" calcext:value-type="float">
            <text:p>6.71875</text:p>
          </table:table-cell>
          <table:table-cell office:value-type="float" office:value="-6.40625" calcext:value-type="float">
            <text:p>-6.40625</text:p>
          </table:table-cell>
          <table:table-cell office:value-type="float" office:value="-1.52278522052832" calcext:value-type="float">
            <text:p>-1.52278522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15625" calcext:value-type="float">
            <text:p>5.15625</text:p>
          </table:table-cell>
          <table:table-cell office:value-type="float" office:value="-4.21875" calcext:value-type="float">
            <text:p>-4.21875</text:p>
          </table:table-cell>
          <table:table-cell office:value-type="float" office:value="-1.54527364248925" calcext:value-type="float">
            <text:p>-1.54527364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.71875" calcext:value-type="float">
            <text:p>6.71875</text:p>
          </table:table-cell>
          <table:table-cell office:value-type="float" office:value="-6.40625" calcext:value-type="float">
            <text:p>-6.40625</text:p>
          </table:table-cell>
          <table:table-cell office:value-type="float" office:value="-1.52864231516659" calcext:value-type="float">
            <text:p>-1.52864231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546875" calcext:value-type="float">
            <text:p>5.546875</text:p>
          </table:table-cell>
          <table:table-cell office:value-type="float" office:value="-4.765625" calcext:value-type="float">
            <text:p>-4.765625</text:p>
          </table:table-cell>
          <table:table-cell office:value-type="float" office:value="-1.54915751736277" calcext:value-type="float">
            <text:p>-1.54915751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.328125" calcext:value-type="float">
            <text:p>6.328125</text:p>
          </table:table-cell>
          <table:table-cell office:value-type="float" office:value="-5.85937" calcext:value-type="float">
            <text:p>-5.85937</text:p>
          </table:table-cell>
          <table:table-cell office:value-type="float" office:value="-1.55911575503996" calcext:value-type="float">
            <text:p>-1.5591157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453125" calcext:value-type="float">
            <text:p>4.453125</text:p>
          </table:table-cell>
          <table:table-cell office:value-type="float" office:value="-5.234375" calcext:value-type="float">
            <text:p>-5.234375</text:p>
          </table:table-cell>
          <table:table-cell office:value-type="float" office:value="-1.5593725265377" calcext:value-type="float">
            <text:p>-1.55937252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125" calcext:value-type="float">
            <text:p>3.125</text:p>
          </table:table-cell>
          <table:table-cell office:value-type="float" office:value="-4.375" calcext:value-type="float">
            <text:p>-4.375</text:p>
          </table:table-cell>
          <table:table-cell office:value-type="float" office:value="-1.55736064126469" calcext:value-type="float">
            <text:p>-1.55736064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52734375" calcext:value-type="float">
            <text:p>5.52734375</text:p>
          </table:table-cell>
          <table:table-cell office:value-type="float" office:value="-5.48828125" calcext:value-type="float">
            <text:p>-5.48828125</text:p>
          </table:table-cell>
          <table:table-cell office:value-type="float" office:value="-1.5389149680222" calcext:value-type="float">
            <text:p>-1.5389149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92578125" calcext:value-type="float">
            <text:p>3.92578125</text:p>
          </table:table-cell>
          <table:table-cell office:value-type="float" office:value="-4.74609375" calcext:value-type="float">
            <text:p>-4.74609375</text:p>
          </table:table-cell>
          <table:table-cell office:value-type="float" office:value="-1.55534555036998" calcext:value-type="float">
            <text:p>-1.55534555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7265625" calcext:value-type="float">
            <text:p>4.7265625</text:p>
          </table:table-cell>
          <table:table-cell office:value-type="float" office:value="-5.1171875" calcext:value-type="float">
            <text:p>-5.1171875</text:p>
          </table:table-cell>
          <table:table-cell office:value-type="float" office:value="-1.53790849608912" calcext:value-type="float">
            <text:p>-1.53790849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6640625" calcext:value-type="float">
            <text:p>5.6640625</text:p>
          </table:table-cell>
          <table:table-cell office:value-type="float" office:value="-5.4296875" calcext:value-type="float">
            <text:p>-5.4296875</text:p>
          </table:table-cell>
          <table:table-cell office:value-type="float" office:value="-1.54888869843636" calcext:value-type="float">
            <text:p>-1.54888869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9375" calcext:value-type="float">
            <text:p>5.9375</text:p>
          </table:table-cell>
          <table:table-cell office:value-type="float" office:value="-5.3125" calcext:value-type="float">
            <text:p>-5.3125</text:p>
          </table:table-cell>
          <table:table-cell office:value-type="float" office:value="-1.52631397964751" calcext:value-type="float">
            <text:p>-1.52631397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02929688" calcext:value-type="float">
            <text:p>5.02929688</text:p>
          </table:table-cell>
          <table:table-cell office:value-type="float" office:value="-5.16601562" calcext:value-type="float">
            <text:p>-5.16601562</text:p>
          </table:table-cell>
          <table:table-cell office:value-type="float" office:value="-1.53212226676306" calcext:value-type="float">
            <text:p>-1.53212226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63476562" calcext:value-type="float">
            <text:p>5.63476562</text:p>
          </table:table-cell>
          <table:table-cell office:value-type="float" office:value="-5.26367188" calcext:value-type="float">
            <text:p>-5.26367188</text:p>
          </table:table-cell>
          <table:table-cell office:value-type="float" office:value="-1.53032977127527" calcext:value-type="float">
            <text:p>-1.53032977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33203125" calcext:value-type="float">
            <text:p>5.33203125</text:p>
          </table:table-cell>
          <table:table-cell office:value-type="float" office:value="-5.21484375" calcext:value-type="float">
            <text:p>-5.21484375</text:p>
          </table:table-cell>
          <table:table-cell office:value-type="float" office:value="-1.5533951163876" calcext:value-type="float">
            <text:p>-1.55339511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86328125" calcext:value-type="float">
            <text:p>4.86328125</text:p>
          </table:table-cell>
          <table:table-cell office:value-type="float" office:value="-5.05859375" calcext:value-type="float">
            <text:p>-5.05859375</text:p>
          </table:table-cell>
          <table:table-cell office:value-type="float" office:value="-1.55931641261871" calcext:value-type="float">
            <text:p>-1.55931641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53125" calcext:value-type="float">
            <text:p>4.53125</text:p>
          </table:table-cell>
          <table:table-cell office:value-type="float" office:value="-4.84375" calcext:value-type="float">
            <text:p>-4.84375</text:p>
          </table:table-cell>
          <table:table-cell office:value-type="float" office:value="-1.55871184155873" calcext:value-type="float">
            <text:p>-1.55871184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13183594" calcext:value-type="float">
            <text:p>5.13183594</text:p>
          </table:table-cell>
          <table:table-cell office:value-type="float" office:value="5.12207031" calcext:value-type="float">
            <text:p>5.12207031</text:p>
          </table:table-cell>
          <table:table-cell office:value-type="float" office:value="-1.55517053484054" calcext:value-type="float">
            <text:p>-1.55517053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73144531" calcext:value-type="float">
            <text:p>4.73144531</text:p>
          </table:table-cell>
          <table:table-cell office:value-type="float" office:value="-4.93652344" calcext:value-type="float">
            <text:p>-4.93652344</text:p>
          </table:table-cell>
          <table:table-cell office:value-type="float" office:value="-1.54122913767675" calcext:value-type="float">
            <text:p>-1.54122913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73144531" calcext:value-type="float">
            <text:p>4.73144531</text:p>
          </table:table-cell>
          <table:table-cell office:value-type="float" office:value="-4.93652344" calcext:value-type="float">
            <text:p>-4.93652344</text:p>
          </table:table-cell>
          <table:table-cell office:value-type="float" office:value="-1.55467139310631" calcext:value-type="float">
            <text:p>-1.554671393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03173828" calcext:value-type="float">
            <text:p>5.03173828</text:p>
          </table:table-cell>
          <table:table-cell office:value-type="float" office:value="-5.07568359" calcext:value-type="float">
            <text:p>-5.07568359</text:p>
          </table:table-cell>
          <table:table-cell office:value-type="float" office:value="-1.55426636990788" calcext:value-type="float">
            <text:p>-1.55426636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.83154297" calcext:value-type="float">
            <text:p>4.83154297</text:p>
          </table:table-cell>
          <table:table-cell office:value-type="float" office:value="-4.98291016" calcext:value-type="float">
            <text:p>-4.98291016</text:p>
          </table:table-cell>
          <table:table-cell office:value-type="float" office:value="-1.55746056897043" calcext:value-type="float">
            <text:p>-1.557460569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.5</text:p>
          </table:table-cell>
          <table:table-cell office:value-type="float" office:value="-1.55905794942356" calcext:value-type="float">
            <text:p>-1.5590579494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-1.52814417068692" calcext:value-type="float">
            <text:p>-1.528144170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2.5" calcext:value-type="float">
            <text:p>2.5</text:p>
          </table:table-cell>
          <table:table-cell office:value-type="float" office:value="-1.54871766102056" calcext:value-type="float">
            <text:p>-1.548717661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7.5" calcext:value-type="float">
            <text:p>7.5</text:p>
          </table:table-cell>
          <table:table-cell office:value-type="float" office:value="-1.56288571678357" calcext:value-type="float">
            <text:p>-1.5628857168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12.5" calcext:value-type="float">
            <text:p>12.5</text:p>
          </table:table-cell>
          <table:table-cell office:value-type="float" office:value="-1.53254474801587" calcext:value-type="float">
            <text:p>-1.532544748</text:p>
          </table:table-cell>
        </table:table-row>
        <table:table-row table:style-name="ro1">
          <table:table-cell/>
          <table:table-cell office:value-type="float" office:value="-11.25" calcext:value-type="float">
            <text:p>-11.25</text:p>
          </table:table-cell>
          <table:table-cell office:value-type="float" office:value="5" calcext:value-type="float">
            <text:p>5</text:p>
          </table:table-cell>
          <table:table-cell office:value-type="float" office:value="-1.55912195691742" calcext:value-type="float">
            <text:p>-1.5591219569</text:p>
          </table:table-cell>
        </table:table-row>
        <table:table-row table:style-name="ro1">
          <table:table-cell/>
          <table:table-cell office:value-type="float" office:value="-13.75" calcext:value-type="float">
            <text:p>-13.75</text:p>
          </table:table-cell>
          <table:table-cell office:value-type="float" office:value="10" calcext:value-type="float">
            <text:p>10</text:p>
          </table:table-cell>
          <table:table-cell office:value-type="float" office:value="-1.56522945149506" calcext:value-type="float">
            <text:p>-1.5652294515</text:p>
          </table:table-cell>
        </table:table-row>
        <table:table-row table:style-name="ro1">
          <table:table-cell/>
          <table:table-cell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-1.56958148999145" calcext:value-type="float">
            <text:p>-1.56958149</text:p>
          </table:table-cell>
        </table:table-row>
        <table:table-row table:style-name="ro1">
          <table:table-cell/>
          <table:table-cell office:value-type="float" office:value="-5.625" calcext:value-type="float">
            <text:p>-5.625</text:p>
          </table:table-cell>
          <table:table-cell office:value-type="float" office:value="11.25" calcext:value-type="float">
            <text:p>11.25</text:p>
          </table:table-cell>
          <table:table-cell office:value-type="float" office:value="-1.57064268820636" calcext:value-type="float">
            <text:p>-1.5706426882</text:p>
          </table:table-cell>
        </table:table-row>
        <table:table-row table:style-name="ro1">
          <table:table-cell/>
          <table:table-cell office:value-type="float" office:value="-1.875" calcext:value-type="float">
            <text:p>-1.875</text:p>
          </table:table-cell>
          <table:table-cell office:value-type="float" office:value="8.75" calcext:value-type="float">
            <text:p>8.75</text:p>
          </table:table-cell>
          <table:table-cell office:value-type="float" office:value="-1.54527364248925" calcext:value-type="float">
            <text:p>-1.5452736425</text:p>
          </table:table-cell>
        </table:table-row>
        <table:table-row table:style-name="ro1">
          <table:table-cell/>
          <table:table-cell office:value-type="float" office:value="-10.78125" calcext:value-type="float">
            <text:p>-10.78125</text:p>
          </table:table-cell>
          <table:table-cell office:value-type="float" office:value="9.6875" calcext:value-type="float">
            <text:p>9.6875</text:p>
          </table:table-cell>
          <table:table-cell office:value-type="float" office:value="-1.5606862246974" calcext:value-type="float">
            <text:p>-1.5606862247</text:p>
          </table:table-cell>
        </table:table-row>
        <table:table-row table:style-name="ro1">
          <table:table-cell/>
          <table:table-cell office:value-type="float" office:value="-4.84375" calcext:value-type="float">
            <text:p>-4.84375</text:p>
          </table:table-cell>
          <table:table-cell office:value-type="float" office:value="9.0625" calcext:value-type="float">
            <text:p>9.0625</text:p>
          </table:table-cell>
          <table:table-cell office:value-type="float" office:value="-1.57054059791856" calcext:value-type="float">
            <text:p>-1.5705405979</text:p>
          </table:table-cell>
        </table:table-row>
        <table:table-row table:style-name="ro1">
          <table:table-cell/>
          <table:table-cell office:value-type="float" office:value="-0.46875" calcext:value-type="float">
            <text:p>-0.46875</text:p>
          </table:table-cell>
          <table:table-cell office:value-type="float" office:value="12.8125" calcext:value-type="float">
            <text:p>12.8125</text:p>
          </table:table-cell>
          <table:table-cell office:value-type="float" office:value="-1.56163609470504" calcext:value-type="float">
            <text:p>-1.5616360947</text:p>
          </table:table-cell>
        </table:table-row>
        <table:table-row table:style-name="ro1">
          <table:table-cell/>
          <table:table-cell office:value-type="float" office:value="-7.6171875" calcext:value-type="float">
            <text:p>-7.6171875</text:p>
          </table:table-cell>
          <table:table-cell office:value-type="float" office:value="8.828125" calcext:value-type="float">
            <text:p>8.828125</text:p>
          </table:table-cell>
          <table:table-cell office:value-type="float" office:value="-1.56860476497491" calcext:value-type="float">
            <text:p>-1.568604765</text:p>
          </table:table-cell>
        </table:table-row>
        <table:table-row table:style-name="ro1">
          <table:table-cell/>
          <table:table-cell office:value-type="float" office:value="-2.8515625" calcext:value-type="float">
            <text:p>-2.8515625</text:p>
          </table:table-cell>
          <table:table-cell office:value-type="float" office:value="11.484375" calcext:value-type="float">
            <text:p>11.484375</text:p>
          </table:table-cell>
          <table:table-cell office:value-type="float" office:value="-1.54972755563336" calcext:value-type="float">
            <text:p>-1.5497275556</text:p>
          </table:table-cell>
        </table:table-row>
        <table:table-row table:style-name="ro1">
          <table:table-cell/>
          <table:table-cell office:value-type="float" office:value="-2.8515625" calcext:value-type="float">
            <text:p>-2.8515625</text:p>
          </table:table-cell>
          <table:table-cell office:value-type="float" office:value="11.484375" calcext:value-type="float">
            <text:p>11.484375</text:p>
          </table:table-cell>
          <table:table-cell office:value-type="float" office:value="-1.56973688533524" calcext:value-type="float">
            <text:p>-1.5697368853</text:p>
          </table:table-cell>
        </table:table-row>
        <table:table-row table:style-name="ro1">
          <table:table-cell/>
          <table:table-cell office:value-type="float" office:value="-6.42578125" calcext:value-type="float">
            <text:p>-6.42578125</text:p>
          </table:table-cell>
          <table:table-cell office:value-type="float" office:value="9.4921875" calcext:value-type="float">
            <text:p>9.4921875</text:p>
          </table:table-cell>
          <table:table-cell office:value-type="float" office:value="-1.57042274284646" calcext:value-type="float">
            <text:p>-1.5704227428</text:p>
          </table:table-cell>
        </table:table-row>
        <table:table-row table:style-name="ro1">
          <table:table-cell/>
          <table:table-cell office:value-type="float" office:value="-4.04296875" calcext:value-type="float">
            <text:p>-4.04296875</text:p>
          </table:table-cell>
          <table:table-cell office:value-type="float" office:value="10.8203125" calcext:value-type="float">
            <text:p>10.8203125</text:p>
          </table:table-cell>
          <table:table-cell office:value-type="float" office:value="-1.57020629610513" calcext:value-type="float">
            <text:p>-1.5702062961</text:p>
          </table:table-cell>
        </table:table-row>
        <table:table-row table:style-name="ro1">
          <table:table-cell/>
          <table:table-cell office:value-type="float" office:value="-5.83007812" calcext:value-type="float">
            <text:p>-5.83007812</text:p>
          </table:table-cell>
          <table:table-cell office:value-type="float" office:value="9.82421875" calcext:value-type="float">
            <text:p>9.82421875</text:p>
          </table:table-cell>
          <table:table-cell office:value-type="float" office:value="-1.56917560586756" calcext:value-type="float">
            <text:p>-1.5691756059</text:p>
          </table:table-cell>
        </table:table-row>
        <table:table-row table:style-name="ro1">
          <table:table-cell/>
          <table:table-cell office:value-type="float" office:value="-4.63867188" calcext:value-type="float">
            <text:p>-4.63867188</text:p>
          </table:table-cell>
          <table:table-cell office:value-type="float" office:value="10.48828125" calcext:value-type="float">
            <text:p>10.48828125</text:p>
          </table:table-cell>
          <table:table-cell office:value-type="float" office:value="-1.56978919755683" calcext:value-type="float">
            <text:p>-1.5697891976</text:p>
          </table:table-cell>
        </table:table-row>
        <table:table-row table:style-name="ro1">
          <table:table-cell/>
          <table:table-cell office:value-type="float" office:value="-5.234375" calcext:value-type="float">
            <text:p>-5.234375</text:p>
          </table:table-cell>
          <table:table-cell office:value-type="float" office:value="10.15625" calcext:value-type="float">
            <text:p>10.15625</text:p>
          </table:table-cell>
          <table:table-cell office:value-type="float" office:value="-1.56594807803164" calcext:value-type="float">
            <text:p>-1.565948078</text:p>
          </table:table-cell>
        </table:table-row>
        <table:table-row table:style-name="ro1">
          <table:table-cell/>
          <table:table-cell office:value-type="float" office:value="-6.02539062" calcext:value-type="float">
            <text:p>-6.02539062</text:p>
          </table:table-cell>
          <table:table-cell office:value-type="float" office:value="10.37109375" calcext:value-type="float">
            <text:p>10.37109375</text:p>
          </table:table-cell>
          <table:table-cell office:value-type="float" office:value="-1.568870478232" calcext:value-type="float">
            <text:p>-1.5688704782</text:p>
          </table:table-cell>
        </table:table-row>
        <table:table-row table:style-name="ro1">
          <table:table-cell/>
          <table:table-cell office:value-type="float" office:value="-6.41601562" calcext:value-type="float">
            <text:p>-6.41601562</text:p>
          </table:table-cell>
          <table:table-cell office:value-type="float" office:value="11.46484375" calcext:value-type="float">
            <text:p>11.46484375</text:p>
          </table:table-cell>
          <table:table-cell office:value-type="float" office:value="-1.55946412879738" calcext:value-type="float">
            <text:p>-1.5594641288</text:p>
          </table:table-cell>
        </table:table-row>
        <table:table-row table:style-name="ro1">
          <table:table-cell/>
          <table:table-cell office:value-type="float" office:value="-5.52978516" calcext:value-type="float">
            <text:p>-5.52978516</text:p>
          </table:table-cell>
          <table:table-cell office:value-type="float" office:value="10.48339844" calcext:value-type="float">
            <text:p>10.48339844</text:p>
          </table:table-cell>
          <table:table-cell office:value-type="float" office:value="-1.56800866524123" calcext:value-type="float">
            <text:p>-1.5680086652</text:p>
          </table:table-cell>
        </table:table-row>
        <table:table-row table:style-name="ro1">
          <table:table-cell/>
          <table:table-cell office:value-type="float" office:value="-6.12060547" calcext:value-type="float">
            <text:p>-6.12060547</text:p>
          </table:table-cell>
          <table:table-cell office:value-type="float" office:value="11.13769531" calcext:value-type="float">
            <text:p>11.13769531</text:p>
          </table:table-cell>
          <table:table-cell office:value-type="float" office:value="-1.56773474675052" calcext:value-type="float">
            <text:p>-1.5677347468</text:p>
          </table:table-cell>
        </table:table-row>
        <table:table-row table:style-name="ro1">
          <table:table-cell/>
          <table:table-cell office:value-type="float" office:value="-6.12060547" calcext:value-type="float">
            <text:p>-6.12060547</text:p>
          </table:table-cell>
          <table:table-cell office:value-type="float" office:value="11.13769531" calcext:value-type="float">
            <text:p>11.13769531</text:p>
          </table:table-cell>
          <table:table-cell office:value-type="float" office:value="-1.56966223818769" calcext:value-type="float">
            <text:p>-1.5696622382</text:p>
          </table:table-cell>
        </table:table-row>
        <table:table-row table:style-name="ro1">
          <table:table-cell/>
          <table:table-cell office:value-type="float" office:value="-5.72021484" calcext:value-type="float">
            <text:p>-5.72021484</text:p>
          </table:table-cell>
          <table:table-cell office:value-type="float" office:value="12.01660156" calcext:value-type="float">
            <text:p>12.01660156</text:p>
          </table:table-cell>
          <table:table-cell office:value-type="float" office:value="-1.56817202234325" calcext:value-type="float">
            <text:p>-1.5681720223</text:p>
          </table:table-cell>
        </table:table-row>
        <table:table-row table:style-name="ro1">
          <table:table-cell/>
          <table:table-cell office:value-type="float" office:value="-5.94909668" calcext:value-type="float">
            <text:p>-5.94909668</text:p>
          </table:table-cell>
          <table:table-cell office:value-type="float" office:value="10.7824707" calcext:value-type="float">
            <text:p>10.7824707</text:p>
          </table:table-cell>
          <table:table-cell office:value-type="float" office:value="-1.5673644055811" calcext:value-type="float">
            <text:p>-1.5673644056</text:p>
          </table:table-cell>
        </table:table-row>
        <table:table-row table:style-name="ro1">
          <table:table-cell/>
          <table:table-cell office:value-type="float" office:value="-5.79650879" calcext:value-type="float">
            <text:p>-5.79650879</text:p>
          </table:table-cell>
          <table:table-cell office:value-type="float" office:value="11.60522461" calcext:value-type="float">
            <text:p>11.60522461</text:p>
          </table:table-cell>
          <table:table-cell office:value-type="float" office:value="-1.56932328211452" calcext:value-type="float">
            <text:p>-1.569323282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-5.94909668" calcext:value-type="float">
            <text:p>-5.94909668</text:p>
          </table:table-cell>
          <table:table-cell office:value-type="float" office:value="10.7824707" calcext:value-type="float">
            <text:p>10.7824707</text:p>
          </table:table-cell>
          <table:table-cell office:value-type="float" office:value="-1.56865987960327" calcext:value-type="float">
            <text:p>-1.5686598796</text:p>
          </table:table-cell>
        </table:table-row>
        <table:table-row table:style-name="ro1">
          <table:table-cell/>
          <table:table-cell office:value-type="float" office:value="-5.83465576" calcext:value-type="float">
            <text:p>-5.83465576</text:p>
          </table:table-cell>
          <table:table-cell office:value-type="float" office:value="11.39953613" calcext:value-type="float">
            <text:p>11.39953613</text:p>
          </table:table-cell>
          <table:table-cell office:value-type="float" office:value="-1.56810611731788" calcext:value-type="float">
            <text:p>-1.5681061173</text:p>
          </table:table-cell>
        </table:table-row>
        <table:table-row table:style-name="ro1">
          <table:table-cell/>
          <table:table-cell office:value-type="float" office:value="-5.91094971" calcext:value-type="float">
            <text:p>-5.91094971</text:p>
          </table:table-cell>
          <table:table-cell office:value-type="float" office:value="10.98815918" calcext:value-type="float">
            <text:p>10.98815918</text:p>
          </table:table-cell>
          <table:table-cell office:value-type="float" office:value="-1.56866914089828" calcext:value-type="float">
            <text:p>-1.5686691409</text:p>
          </table:table-cell>
        </table:table-row>
        <table:table-row table:style-name="ro1">
          <table:table-cell/>
          <table:table-cell office:value-type="float" office:value="-5.87280273" calcext:value-type="float">
            <text:p>-5.87280273</text:p>
          </table:table-cell>
          <table:table-cell office:value-type="float" office:value="11.19384766" calcext:value-type="float">
            <text:p>11.19384766</text:p>
          </table:table-cell>
          <table:table-cell office:value-type="float" office:value="1.56864195504685" calcext:value-type="float">
            <text:p>1.568641955</text:p>
          </table:table-cell>
        </table:table-row>
        <table:table-row table:style-name="ro1">
          <table:table-cell/>
          <table:table-cell office:value-type="float" office:value="-5.71075439" calcext:value-type="float">
            <text:p>-5.71075439</text:p>
          </table:table-cell>
          <table:table-cell office:value-type="float" office:value="11.4276123" calcext:value-type="float">
            <text:p>11.4276123</text:p>
          </table:table-cell>
          <table:table-cell office:value-type="float" office:value="-1.56722243567599" calcext:value-type="float">
            <text:p>-1.5672224357</text:p>
          </table:table-cell>
        </table:table-row>
        <table:table-row table:style-name="ro1">
          <table:table-cell/>
          <table:table-cell office:value-type="float" office:value="-5.78704834" calcext:value-type="float">
            <text:p>-5.78704834</text:p>
          </table:table-cell>
          <table:table-cell office:value-type="float" office:value="11.01623535" calcext:value-type="float">
            <text:p>11.01623535</text:p>
          </table:table-cell>
          <table:table-cell office:value-type="float" office:value="-1.56839224951836" calcext:value-type="float">
            <text:p>-1.5683922495</text:p>
          </table:table-cell>
        </table:table-row>
        <table:table-row table:style-name="ro1">
          <table:table-cell/>
          <table:table-cell office:value-type="float" office:value="-5.72982788" calcext:value-type="float">
            <text:p>-5.72982788</text:p>
          </table:table-cell>
          <table:table-cell office:value-type="float" office:value="11.32476807" calcext:value-type="float">
            <text:p>11.32476807</text:p>
          </table:table-cell>
          <table:table-cell office:value-type="float" office:value="-1.56819781219382" calcext:value-type="float">
            <text:p>-1.5681978122</text:p>
          </table:table-cell>
        </table:table-row>
        <table:table-row table:style-name="ro1">
          <table:table-cell/>
          <table:table-cell office:value-type="float" office:value="-5.76797485" calcext:value-type="float">
            <text:p>-5.76797485</text:p>
          </table:table-cell>
          <table:table-cell office:value-type="float" office:value="11.11907959" calcext:value-type="float">
            <text:p>11.11907959</text:p>
          </table:table-cell>
          <table:table-cell office:value-type="float" office:value="-1.56867990655972" calcext:value-type="float">
            <text:p>-1.5686799066</text:p>
          </table:table-cell>
        </table:table-row>
        <table:table-row table:style-name="ro1">
          <table:table-cell/>
          <table:table-cell office:value-type="float" office:value="-5.52017212" calcext:value-type="float">
            <text:p>-5.52017212</text:p>
          </table:table-cell>
          <table:table-cell office:value-type="float" office:value="11.17523193" calcext:value-type="float">
            <text:p>11.17523193</text:p>
          </table:table-cell>
          <table:table-cell office:value-type="float" office:value="-1.56700193567436" calcext:value-type="float">
            <text:p>-1.5670019357</text:p>
          </table:table-cell>
        </table:table-row>
        <table:table-row table:style-name="ro1">
          <table:table-cell/>
          <table:table-cell office:value-type="float" office:value="-5.78464508" calcext:value-type="float">
            <text:p>-5.78464508</text:p>
          </table:table-cell>
          <table:table-cell office:value-type="float" office:value="11.18919373" calcext:value-type="float">
            <text:p>11.18919373</text:p>
          </table:table-cell>
          <table:table-cell office:value-type="float" office:value="-1.56999805218911" calcext:value-type="float">
            <text:p>-1.5699980522</text:p>
          </table:table-cell>
        </table:table-row>
        <table:table-row table:style-name="ro1">
          <table:table-cell/>
          <table:table-cell office:value-type="float" office:value="-5.60832977" calcext:value-type="float">
            <text:p>-5.60832977</text:p>
          </table:table-cell>
          <table:table-cell office:value-type="float" office:value="11.17988586" calcext:value-type="float">
            <text:p>11.17988586</text:p>
          </table:table-cell>
          <table:table-cell office:value-type="float" office:value="-1.56723527981135" calcext:value-type="float">
            <text:p>-1.5672352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7:37:11.666296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5:38:02.881788007</meta:creation-date>
    <dc:date>2018-06-20T18:47:46.419883293</dc:date>
    <meta:editing-duration>PT30M3S</meta:editing-duration>
    <meta:editing-cycles>7</meta:editing-cycles>
    <meta:generator>LibreOffice/5.1.6.2$Linux_X86_64 LibreOffice_project/10m0$Build-2</meta:generator>
    <meta:document-statistic meta:table-count="3" meta:cell-count="432" meta:object-count="0"/>
  </office:meta>
</office:document-meta>
</file>